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8.60000038146973pt" style:font-size-asian="8.60000038146973pt" style:font-size-complex="8.60000038146973pt"/>
    </style:style>
    <style:style style:name="T1" style:family="text">
      <style:text-properties officeooo:rsid="001e63b2"/>
    </style:style>
    <style:style style:name="T2" style:family="text">
      <style:text-properties officeooo:rsid="001fa553"/>
    </style:style>
    <style:style style:name="T3" style:family="text">
      <style:text-properties officeooo:rsid="002114a6"/>
    </style:style>
    <style:style style:name="T4" style:family="text">
      <style:text-properties officeooo:rsid="00215c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ane Breiding</text:p>
      <text:p text:style-name="P1">Jani Sarrasin</text:p>
      <text:p text:style-name="P1">Eusebio Silagi</text:p>
      <text:p text:style-name="P1">Kurtis Rasner</text:p>
      <text:p text:style-name="P1">Frankie Janvier</text:p>
      <text:p text:style-name="P1">Byron Hatstat</text:p>
      <text:p text:style-name="P1">Blair Resendis</text:p>
      <text:p text:style-name="P1">Iola Dutchess</text:p>
      <text:p text:style-name="P1">Graham Koneczny</text:p>
      <text:p text:style-name="P1">Buffy Fauber</text:p>
      <text:p text:style-name="P1">Johnny Piesco</text:p>
      <text:p text:style-name="P1">Benedict Sherwani</text:p>
      <text:p text:style-name="P1">Maudie <text:span text:style-name="T4">Malady</text:span></text:p>
      <text:p text:style-name="P1">Barbar Rosendorf</text:p>
      <text:p text:style-name="P1">Kirby Cajigal</text:p>
      <text:p text:style-name="P1">Elisabeth Kurker</text:p>
      <text:p text:style-name="P1">Stephaine But<text:span text:style-name="T3">ters</text:span></text:p>
      <text:p text:style-name="P1">Manuel Lohsen</text:p>
      <text:p text:style-name="P1">Sabrina Ryniak</text:p>
      <text:p text:style-name="P1">Genia Dejuan</text:p>
      <text:p text:style-name="P1">Salena Hindbaugh</text:p>
      <text:p text:style-name="P1">James Metze</text:p>
      <text:p text:style-name="P1">Stanley Herceg</text:p>
      <text:p text:style-name="P1">Juliette Cummings</text:p>
      <text:p text:style-name="P1">Thomas Janca</text:p>
      <text:p text:style-name="P1">Sanda Deichmann</text:p>
      <text:p text:style-name="P1">Felix Eldrige</text:p>
      <text:p text:style-name="P1">Marlin Brenneisen</text:p>
      <text:p text:style-name="P1">Keva Schmieding</text:p>
      <text:p text:style-name="P1">Tommy Yaryan</text:p>
      <text:p text:style-name="P1">Shandra Fenderson</text:p>
      <text:p text:style-name="P1">Erich Hankel</text:p>
      <text:p text:style-name="P1">Meggan Maae</text:p>
      <text:p text:style-name="P1">Lavonne Maltas</text:p>
      <text:p text:style-name="P1">Arlen Pecharich</text:p>
      <text:p text:style-name="P1">Rubie Kekel</text:p>
      <text:p text:style-name="P1">Katy Hokkanen</text:p>
      <text:p text:style-name="P1">Sharie Conoboy</text:p>
      <text:p text:style-name="P1">Hilario Morgridge</text:p>
      <text:p text:style-name="P1">Vinnie Bircher</text:p>
      <text:p text:style-name="P1">Tenesha Hadaller</text:p>
      <text:p text:style-name="P1">Allan Wohler</text:p>
      <text:p text:style-name="P1">Alba Lotshaw</text:p>
      <text:p text:style-name="P1">Earnest Steinkopf</text:p>
      <text:p text:style-name="P1">Zenobia Groah</text:p>
      <text:p text:style-name="P1">Dario Burleigh</text:p>
      <text:p text:style-name="P1">Rickie Valencic</text:p>
      <text:p text:style-name="P1">Cesar Ferandez</text:p>
      <text:p text:style-name="P1">Darwin Inthirath</text:p>
      <text:p text:style-name="P1">Rory Russler</text:p>
      <text:p text:style-name="P1">Annabell Abass</text:p>
      <text:p text:style-name="P1">Luis Lacerna</text:p>
      <text:p text:style-name="P1">Jim Routte</text:p>
      <text:p text:style-name="P1">Adela Droneburg</text:p>
      <text:p text:style-name="P1">Morton Fomby</text:p>
      <text:p text:style-name="P1">Tamika Dietsche</text:p>
      <text:p text:style-name="P1">Carmine Menzer</text:p>
      <text:p text:style-name="P1">Reinaldo Dottavio</text:p>
      <text:p text:style-name="P1">Morris Sankey</text:p>
      <text:p text:style-name="P1">Alline Kenneally</text:p>
      <text:p text:style-name="P1">Loren Talucci</text:p>
      <text:p text:style-name="P1">Lesia Svatek</text:p>
      <text:p text:style-name="P1">Kori Guinyard</text:p>
      <text:p text:style-name="P1">Rosena Pulce</text:p>
      <text:p text:style-name="P1">Luba Slusarczyk</text:p>
      <text:p text:style-name="P1">Walter Gibber</text:p>
      <text:p text:style-name="P1">Rhiannon Caccioppoli</text:p>
      <text:p text:style-name="P1">Phil Ficocelli</text:p>
      <text:p text:style-name="P1">Keenan Melford</text:p>
      <text:p text:style-name="P1">Tristan Parken</text:p>
      <text:p text:style-name="P1">Annamarie Damle</text:p>
      <text:p text:style-name="P1">Renato Buchert</text:p>
      <text:p text:style-name="P1">Sabine Rassel</text:p>
      <text:p text:style-name="P1">Earle Donaho</text:p>
      <text:p text:style-name="P1">David Mothersill</text:p>
      <text:p text:style-name="P1">Grisel Hites</text:p>
      <text:p text:style-name="P1">Porsche Oronoz</text:p>
      <text:p text:style-name="P1">Tracey Pomponio</text:p>
      <text:p text:style-name="P1">Jamie Ladenburg</text:p>
      <text:p text:style-name="P1">Courtney Kappmeyer</text:p>
      <text:p text:style-name="P1">Jessica Bizzle</text:p>
      <text:p text:style-name="P1">Aurea Rurup</text:p>
      <text:p text:style-name="P1">Olen Bashir</text:p>
      <text:p text:style-name="P1">Rodrigo Chandara</text:p>
      <text:p text:style-name="P1">Mistie Zubiri</text:p>
      <text:p text:style-name="P1">Daron Humeniuk</text:p>
      <text:p text:style-name="P1">Cheri Woeckener</text:p>
      <text:p text:style-name="P1">Salvatore Pant</text:p>
      <text:p text:style-name="P1">Manuel Pfrommer</text:p>
      <text:p text:style-name="P1">Tenesha Ladowski</text:p>
      <text:p text:style-name="P1">Eric Rovinsky</text:p>
      <text:p text:style-name="P1">Caitlyn Nehrt</text:p>
      <text:p text:style-name="P1">Vivienne Oaks</text:p>
      <text:p text:style-name="P1"><text:span text:style-name="T2">Anna</text:span> Ozley</text:p>
      <text:p text:style-name="P1">Lilli Prinzivalli</text:p>
      <text:p text:style-name="P1">Madelyn Viernes</text:p>
      <text:p text:style-name="P1">Kelly Latus</text:p>
      <text:p text:style-name="P1">Hyman Vozar</text:p>
      <text:p text:style-name="P1">Ike Crouther</text:p>
      <text:p text:style-name="P1">Joyce Manqueros</text:p>
      <text:p text:style-name="P1">Alva Siedhoff</text:p>
      <text:p text:style-name="P1">Alberto Sundwall</text:p>
      <text:p text:style-name="P1">Sheldon Ismert</text:p>
      <text:p text:style-name="P1">Tasha Justen</text:p>
      <text:p text:style-name="P1">Matthew McKelton</text:p>
      <text:p text:style-name="P1">Lucienne Readel</text:p>
      <text:p text:style-name="P1">Imelda Lackey</text:p>
      <text:p text:style-name="P1">Jamie Stanch</text:p>
      <text:p text:style-name="P1">Seymour Ardagna</text:p>
      <text:p text:style-name="P1">Dane Pellitteri</text:p>
      <text:p text:style-name="P1">Velda Rehorn</text:p>
      <text:p text:style-name="P1">Shelly Pealo</text:p>
      <text:p text:style-name="P1">Adolfo Wielinski</text:p>
      <text:p text:style-name="P1">Collette Leska</text:p>
      <text:p text:style-name="P1">Karma Darwich</text:p>
      <text:p text:style-name="P1">Brent Levinson</text:p>
      <text:p text:style-name="P1">Kandy Procaccio</text:p>
      <text:p text:style-name="P1">Florencio Jaslow</text:p>
      <text:p text:style-name="P1">Alonzo Brofman</text:p>
      <text:p text:style-name="P1">Shana Endris</text:p>
      <text:p text:style-name="P1">Nicole Ta</text:p>
      <text:p text:style-name="P1">Dorthea Panama</text:p>
      <text:p text:style-name="P1">Piedad Adamus</text:p>
      <text:p text:style-name="P1">Vi Canal</text:p>
      <text:p text:style-name="P1">Lettie Hottman</text:p>
      <text:p text:style-name="P1">Rodolfo Holdiman</text:p>
      <text:p text:style-name="P1">Nikki Kozek</text:p>
      <text:p text:style-name="P1">Don Emshoff</text:p>
      <text:p text:style-name="P1">Illa Steinbring</text:p>
      <text:p text:style-name="P1">Frieda Klavins</text:p>
      <text:p text:style-name="P1">Ferdinand Subramaniam</text:p>
      <text:p text:style-name="P1">Daniella Dobratz</text:p>
      <text:p text:style-name="P1">Rosalia Gillin</text:p>
      <text:p text:style-name="P1">Andre Flavin</text:p>
      <text:p text:style-name="P1">Barney Trunfio</text:p>
      <text:p text:style-name="P1">Arlie Savell</text:p>
      <text:p text:style-name="P1">Susana Konopka</text:p>
      <text:p text:style-name="P1">Dominick Rydeen</text:p>
      <text:p text:style-name="P1">Daren Rocio</text:p>
      <text:p text:style-name="P1">Carlo Capello</text:p>
      <text:p text:style-name="P1">Armand Bocchetti</text:p>
      <text:p text:style-name="P1">Chris Schulze</text:p>
      <text:p text:style-name="P1">Tod Samuell</text:p>
      <text:p text:style-name="P1">Enda Kottenstette</text:p>
      <text:p text:style-name="P1">Vince Sinder</text:p>
      <text:p text:style-name="P1">Mitsue Caplin</text:p>
      <text:p text:style-name="P1">Dottie Vinski</text:p>
      <text:p text:style-name="P1">Sang Jatho</text:p>
      <text:p text:style-name="P1">Caleb Masset</text:p>
      <text:p text:style-name="P1">Epifania Liberta</text:p>
      <text:p text:style-name="P1">Brian Rosow</text:p>
      <text:p text:style-name="P1">Darren Yeargain</text:p>
      <text:p text:style-name="P1">Kourtney Mahlandt</text:p>
      <text:p text:style-name="P1">Perry Keasey</text:p>
      <text:p text:style-name="P1">Beverlee Sporbert</text:p>
      <text:p text:style-name="P1">Michael Dusterhoft</text:p>
      <text:p text:style-name="P1">Ariane Gripp</text:p>
      <text:p text:style-name="P1">Jade Rompf</text:p>
      <text:p text:style-name="P1">Wilburn Delzell</text:p>
      <text:p text:style-name="P1">Lee Bigger</text:p>
      <text:p text:style-name="P1">Stefan Riskus</text:p>
      <text:p text:style-name="P1">Sabra Ruehling</text:p>
      <text:p text:style-name="P1">Kathrine Stodgell</text:p>
      <text:p text:style-name="P1">Todd Maddoy</text:p>
      <text:p text:style-name="P1">Derrick Lacost</text:p>
      <text:p text:style-name="P1">Lindsey McDowel</text:p>
      <text:p text:style-name="P1">Rodney Figert</text:p>
      <text:p text:style-name="P1">Jasper Saxton</text:p>
      <text:p text:style-name="P1">Maryam Fishbein</text:p>
      <text:p text:style-name="P1">Nickole Tufano</text:p>
      <text:p text:style-name="P1">Sarah Sorscher</text:p>
      <text:p text:style-name="P1">Alex Ganley</text:p>
      <text:p text:style-name="P1">Darrel Viglietta</text:p>
      <text:p text:style-name="P1">Gwenn Braren</text:p>
      <text:p text:style-name="P1">Lazaro McKeough</text:p>
      <text:p text:style-name="P1">Annamaria Gaeto</text:p>
      <text:p text:style-name="P1">Donita Breznay</text:p>
      <text:p text:style-name="P1">Candis Agrimson</text:p>
      <text:p text:style-name="P1">Deneen Shelite</text:p>
      <text:p text:style-name="P1">Dean Storc</text:p>
      <text:p text:style-name="P1">Haywood Kueffner</text:p>
      <text:p text:style-name="P1">Moshe Kula</text:p>
      <text:p text:style-name="P1">Belinda Surla</text:p>
      <text:p text:style-name="P1">Roman Buffinton</text:p>
      <text:p text:style-name="P1">Wan Rosselot</text:p>
      <text:p text:style-name="P1">Fredericka Ferda</text:p>
      <text:p text:style-name="P1">Kaci Moralas</text:p>
      <text:p text:style-name="P1">Alonzo Chainey</text:p>
      <text:p text:style-name="P1">Kip Wolski</text:p>
      <text:p text:style-name="P1">Tanya Demasi</text:p>
      <text:p text:style-name="P1">Rogelio Suen</text:p>
      <text:p text:style-name="P1">Connie Obrycki</text:p>
      <text:p text:style-name="P1">Elton Rassier</text:p>
      <text:p text:style-name="P1">Mauro Walraven</text:p>
      <text:p text:style-name="P1">Nicolas Alameda</text:p>
      <text:p text:style-name="P1">Gary Kriege</text:p>
      <text:p text:style-name="P1">Danial Stehn</text:p>
      <text:p text:style-name="P1">Allen Padilla</text:p>
      <text:p text:style-name="P1">Josh Man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3" fo:column-gap="0.2in">
          <style:column style:rel-width="3276*" fo:start-indent="0in" fo:end-indent="0.1in"/>
          <style:column style:rel-width="3420*" fo:start-indent="0.1in" fo:end-indent="0.1in"/>
          <style:column style:rel-width="327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20:25:07.319640635</meta:creation-date>
    <dc:date>2021-11-12T13:36:58.889392526</dc:date>
    <meta:editing-duration>P2DT17H1M2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99" meta:word-count="398" meta:character-count="2727" meta:non-whitespace-character-count="2528"/>
  </office:meta>
</office:document-meta>
</file>